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font-weight="bold" officeooo:rsid="0014bf20" officeooo:paragraph-rsid="0014bf20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officeooo:paragraph-rsid="000976be" style:font-size-asian="13pt" style:font-size-complex="13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officeooo:rsid="000976be" officeooo:paragraph-rsid="000976be" style:font-size-asian="13pt" style:font-size-complex="13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ro" fo:country="RO" officeooo:rsid="000d688a" officeooo:paragraph-rsid="000d688a" style:font-size-asian="13pt" style:font-size-complex="13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en" fo:country="US" officeooo:rsid="000b8221" officeooo:paragraph-rsid="000d688a" style:font-size-asian="13pt" style:font-size-complex="13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en" fo:country="US" officeooo:rsid="000d688a" officeooo:paragraph-rsid="000d688a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en" fo:country="US" officeooo:rsid="00112cff" officeooo:paragraph-rsid="00112cff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fo:language="en" fo:country="US" officeooo:rsid="000d688a" officeooo:paragraph-rsid="000fbb8e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9f7c" style:font-style-asian="italic" style:font-style-complex="italic"/>
    </style:style>
    <style:style style:name="T3" style:family="text">
      <style:text-properties fo:font-style="italic" officeooo:rsid="000d688a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89f7c" style:font-style-asian="normal" style:font-style-complex="normal"/>
    </style:style>
    <style:style style:name="T6" style:family="text">
      <style:text-properties fo:font-style="normal" officeooo:rsid="000976be" style:font-style-asian="normal" style:font-style-complex="normal"/>
    </style:style>
    <style:style style:name="T7" style:family="text">
      <style:text-properties fo:font-style="normal" officeooo:rsid="000d688a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0b8221" style:font-style-asian="normal" style:font-style-complex="normal"/>
    </style:style>
    <style:style style:name="T10" style:family="text">
      <style:text-properties fo:language="en" fo:country="US" fo:font-style="normal" officeooo:rsid="000976be" style:font-style-asian="normal" style:font-style-complex="normal"/>
    </style:style>
    <style:style style:name="T11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fo:language="en" fo:country="US" fo:font-style="italic" officeooo:rsid="000b8221" style:font-style-asian="italic" style:font-style-complex="italic"/>
    </style:style>
    <style:style style:name="T13" style:family="text">
      <style:text-properties fo:language="en" fo:country="US" fo:font-style="italic" officeooo:rsid="000976be" style:font-style-asian="italic" style:font-style-complex="italic"/>
    </style:style>
    <style:style style:name="T14" style:family="text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language="ro" fo:country="RO"/>
    </style:style>
    <style:style style:name="T17" style:family="text">
      <style:text-properties fo:language="ro" fo:country="RO" fo:font-style="normal" officeooo:rsid="000976be" style:font-style-asian="normal" style:font-style-complex="normal"/>
    </style:style>
    <style:style style:name="T18" style:family="text">
      <style:text-properties fo:language="ro" fo:country="RO" fo:font-style="normal" officeooo:rsid="00089f7c" style:font-style-asian="normal" style:font-style-complex="normal"/>
    </style:style>
    <style:style style:name="T19" style:family="text">
      <style:text-properties fo:language="ro" fo:country="RO" fo:font-style="normal" officeooo:rsid="000d688a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officeooo:rsid="00089f7c"/>
    </style:style>
    <style:style style:name="T21" style:family="text">
      <style:text-properties fo:language="zxx" fo:country="none" fo:font-style="normal" officeooo:rsid="00089f7c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fo:language="zxx" fo:country="none" officeooo:rsid="00089f7c" style:language-asian="zxx" style:country-asian="none" style:language-complex="zxx" style:country-complex="none"/>
    </style:style>
    <style:style style:name="T23" style:family="text">
      <style:text-properties style:language-asian="zxx" style:country-asian="none" style:language-complex="zxx" style:country-complex="none"/>
    </style:style>
    <style:style style:name="T24" style:family="text">
      <style:text-properties officeooo:rsid="00089f7c" style:language-asian="zxx" style:country-asian="none" style:language-complex="zxx" style:country-complex="none"/>
    </style:style>
    <style:style style:name="T25" style:family="text">
      <style:text-properties officeooo:rsid="000d688a" style:language-asian="zxx" style:country-asian="none" style:language-complex="zxx" style:country-complex="none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officeooo:rsid="000fbb8e" style:font-size-asian="13pt" style:font-size-complex="13pt"/>
    </style:style>
    <style:style style:name="T28" style:family="text">
      <style:text-properties officeooo:rsid="0017d3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21530447526066989" text:style-name="L1">
        <text:list-item>
          <text:p text:style-name="P2"><text:span text:style-name="T20"><text:s/>Levy David. </text:span><text:span text:style-name="T2">Computer Chess Compendium,</text:span><text:span text:style-name="T5"> New York, </text:span><text:span text:style-name="T17">Ishi Press International,</text:span><text:span text:style-name="T18"> 2009, </text:span><text:span text:style-name="T10">ISBN: 4-87187-804-X.</text:span></text:p>
        </text:list-item>
        <text:list-item>
          <text:p text:style-name="P3"><text:span text:style-name="T4">Gary McLean Hall. </text:span><text:span text:style-name="T1">Adaptive Code via C# - Agile coding with design patterns and SOLID principles</text:span><text:span text:style-name="T4">, </text:span><text:span text:style-name="T8">Washington, Redmond, Microsoft Press, 2014, </text:span><text:span text:style-name="T9">ISBN: 978-0-7356-8320-4.</text:span></text:p>
        </text:list-item>
        <text:list-item>
          <text:p text:style-name="P2"><text:span text:style-name="T6">Ryan Vice</text:span><text:span text:style-name="T10">,</text:span><text:span text:style-name="T6"> </text:span><text:span text:style-name="T12">Chapter 2: In MVVM - </text:span><text:span text:style-name="T13">MVVM Design,</text:span><text:span text:style-name="T12"> </text:span><text:span text:style-name="T9">Ryan Vice, Muhammad Shujaat Siddiqi,</text:span><text:span text:style-name="T13"> </text:span><text:span text:style-name="T12">MVVM Survival Guide for Enterprise Architectures in Silverlight and WPF</text:span><text:span text:style-name="T9">, Marea Britanie, Birmingham, Packt Publishing Ltd., 20</text:span><text:span text:style-name="T21">12, ISBN: </text:span><text:span text:style-name="T22">978-1-84968-342-5.</text:span></text:p>
        </text:list-item>
        <text:list-item>
          <text:p text:style-name="P4"><text:span text:style-name="T24">G</text:span><text:span text:style-name="T23">eorge T. Heine</text:span><text:span text:style-name="T15">man, Garry Pollice &amp; Stanley Selkow, </text:span><text:span text:style-name="T14">Algorithms in a nutshell</text:span><text:span text:style-name="T11">, USA, O'Reilly Media, 2009, ISBN: 978-0-596-51624-6.</text:span></text:p>
        </text:list-item>
        <text:list-item>
          <text:p text:style-name="P5"><text:span text:style-name="T23">Microsoft </text:span><text:span text:style-name="T25">patterns &amp; practices, </text:span><text:span text:style-name="T3">Developer's Guide to Microsoft Prism Library 5.0 for WPF[online]</text:span><text:span text:style-name="T7">, Aprilie 2014, disponibil</text:span><text:span text:style-name="T19">ă la: https://www.microsoft.com/en-us/download/details.aspx?id=42572</text:span></text:p>
        </text:list-item>
        <text:list-item>
          <text:p text:style-name="P6">François Dominic Laramée, <text:span text:style-name="T1">Chess Programming</text:span><text:span text:style-name="T4">[online], Mai 2000, disponibil la: http://www.gamedev.net/page/resources/_/technical/artificial-intelligence/chess-programming-part-i-getting-started-r1014</text:span></text:p>
        </text:list-item>
        <text:list-item>
          <text:p text:style-name="P8"><text:span text:style-name="T26">Chess Programming Wiki[online], </text:span><text:span text:style-name="T27">disponibil la: </text:span><text:a xlink:type="simple" xlink:href="http://chessprogramming.wikispaces.com/" text:style-name="Internet_20_link" text:visited-style-name="Visited_20_Internet_20_Link"><text:span text:style-name="T27">http://chessprogramming.wikispaces.com/</text:span></text:a></text:p>
        </text:list-item>
        <text:list-item>
          <text:p text:style-name="P7">ASP.NET Web API <text:span text:style-name="T16">2, disponibil la: http://www.asp.net/web-ap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font-weight="bold" officeooo:rsid="0014bf20" officeooo:paragraph-rsid="0014bf20" style:font-size-asian="15pt" style:font-weight-asian="bold" style:font-size-complex="15pt" style:font-weight-complex="bold"/>
    </style:style>
    <style:style style:name="MT1" style:family="text">
      <style:text-properties officeooo:rsid="0017d3a8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ibli<text:span text:style-name="MT1">o</text:span>grafi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18S</meta:editing-duration>
    <meta:editing-cycles>14</meta:editing-cycles>
    <meta:generator>LibreOffice/4.4.3.2$Windows_x86 LibreOffice_project/88805f81e9fe61362df02b9941de8e38a9b5fd16</meta:generator>
    <dc:date>2015-06-23T00:13:45.781000000</dc:date>
    <meta:document-statistic meta:table-count="0" meta:image-count="0" meta:object-count="0" meta:page-count="1" meta:paragraph-count="9" meta:word-count="137" meta:character-count="1194" meta:non-whitespace-character-count="1073"/>
    <meta:user-defined meta:name="Info 1"/>
    <meta:user-defined meta:name="Info 2"/>
    <meta:user-defined meta:name="Info 3"/>
    <meta:user-defined meta:name="Info 4"/>
  </office:meta>
</office:document-meta>
</file>